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24678140" calcext:value-type="float">
            <text:p>24678140</text:p>
          </table:table-cell>
          <table:table-cell office:value-type="float" office:value="1630.8" calcext:value-type="float">
            <text:p>1630,8</text:p>
          </table:table-cell>
          <table:table-cell/>
          <table:table-cell office:value-type="float" office:value="0" calcext:value-type="float">
            <text:p>0</text:p>
          </table:table-cell>
          <table:table-cell table:formula="of:=SQRT([.B2]^3/[.$A$10])*2*PI()" office:value-type="float" office:value="38581.5437236804" calcext:value-type="float">
            <text:p>38581,5437236804</text:p>
          </table:table-cell>
          <table:table-cell/>
        </table:table-row>
        <table:table-row table:style-name="ro1">
          <table:table-cell office:value-type="string" calcext:value-type="string">
            <text:p>3.54</text:p>
          </table:table-cell>
          <table:table-cell office:value-type="float" office:value="27824860" calcext:value-type="float">
            <text:p>27824860</text:p>
          </table:table-cell>
          <table:table-cell office:value-type="float" office:value="2118" calcext:value-type="float">
            <text:p>2118</text:p>
          </table:table-cell>
          <table:table-cell office:value-type="float" office:value="600" calcext:value-type="float">
            <text:p>600</text:p>
          </table:table-cell>
          <table:table-cell table:formula="of:=MOD(DEGREES([.$B$10]*[.G3]*[.F3]);360)" office:value-type="float" office:value="25.9815840157162" calcext:value-type="float">
            <text:p>25,9815840157162</text:p>
          </table:table-cell>
          <table:table-cell table:formula="of:=SQRT([.B3]^3/[.$A$10])*2*PI()" office:value-type="float" office:value="46191.3278461555" calcext:value-type="float">
            <text:p>46191,3278461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34741329" calcext:value-type="float">
            <text:p>34741329</text:p>
          </table:table-cell>
          <table:table-cell table:formula="of:=SQRT([.C3]^2+500^2+2*0.966759*[.C3]*500)" office:value-type="float" office:value="2604.51906539384" calcext:value-type="float">
            <text:p>2604,51906539384</text:p>
          </table:table-cell>
          <table:table-cell office:value-type="float" office:value="500" calcext:value-type="float">
            <text:p>500</text:p>
          </table:table-cell>
          <table:table-cell table:formula="of:=MOD(DEGREES([.$B$10]*[.G4]*[.F4]);360)" office:value-type="float" office:value="87.7519280323398" calcext:value-type="float">
            <text:p>87,7519280323398</text:p>
          </table:table-cell>
          <table:table-cell table:formula="of:=SQRT([.B4]^3/[.$A$10])*2*PI()" office:value-type="float" office:value="64443.720756354" calcext:value-type="float">
            <text:p>64443,720756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78140" calcext:value-type="float">
            <text:p>42378140</text:p>
          </table:table-cell>
          <table:table-cell office:value-type="float" office:value="3066" calcext:value-type="float">
            <text:p>3066</text:p>
          </table:table-cell>
          <table:table-cell office:value-type="float" office:value="361.78" calcext:value-type="float">
            <text:p>361,78</text:p>
          </table:table-cell>
          <table:table-cell/>
          <table:table-cell table:formula="of:=SQRT([.B5]^3/[.$A$10])*2*PI()" office:value-type="float" office:value="86820.803779885" calcext:value-type="float">
            <text:p>86820,80377988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µT</text:p>
          </table:table-cell>
          <table:table-cell office:value-type="string" calcext:value-type="string">
            <text:p>wT</text:p>
          </table:table-cell>
          <table:table-cell table:number-columns-repeated="5"/>
        </table:table-row>
        <table:table-row table:style-name="ro1">
          <table:table-cell table:style-name="ce1" office:value-type="float" office:value="398600470000000" calcext:value-type="float">
            <text:p>3,99E+14</text:p>
          </table:table-cell>
          <table:table-cell table:style-name="ce1" office:value-type="float" office:value="0.00007292115" calcext:value-type="float">
            <text:p>7,2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1:11:47.970267788</meta:creation-date>
    <dc:date>2021-12-06T12:18:49.034585836</dc:date>
    <meta:editing-duration>PT4M20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